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Liberation Sans" svg:font-family="Liberation Sans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1.2604in"/>
        </style:tab-stops>
      </style:paragraph-properties>
    </style:style>
    <style:style style:name="T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Group project ideas</text:p>
      <text:p text:style-name="Normal"/>
      <text:p text:style-name="Normal">card matching game with pokemon theme</text:p>
      <text:p text:style-name="Normal">random pokemon appear</text:p>
      <text:p text:style-name="P2">has difficulties<text:tab/></text:p>
      <text:p text:style-name="Normal">easy: 5<text:s/>pairs<text:tab/><text:tab/>medium:<text:tab/>10 pairs<text:tab/><text:tab/>hard:<text:tab/>20<text:s/>pairs</text:p>
      <text:p text:style-name="Normal"/>
      <text:p text:style-name="Normal"><text:span text:style-name="T3">ui</text:span></text:p>
      <text:p text:style-name="Normal"/>
      <text:p text:style-name="Normal">making the game look good</text:p>
      <text:p text:style-name="Normal">menu</text:p>
      <text:p text:style-name="Normal"/>
      <text:p text:style-name="Normal"><text:span text:style-name="T4">file io</text:span></text:p>
      <text:p text:style-name="Normal"/>
      <text:p text:style-name="Normal">pictures</text:p>
      <text:p text:style-name="Normal">instruction</text:p>
      <text:p text:style-name="Normal"/>
      <text:p text:style-name="Normal"><text:span text:style-name="T5">sockets</text:span></text:p>
      <text:p text:style-name="Normal"/>
      <text:p text:style-name="Normal">evolution</text:p>
      <text:p text:style-name="Normal"/>
      <text:p text:style-name="Normal"><text:span text:style-name="T6">optional</text:span></text:p>
      <text:p text:style-name="Normal"/>
      <text:p text:style-name="Normal">evolution animation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Liberation Sans" svg:font-family="Liberation Sans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Liberation Serif" fo:font-size="12pt" style:font-size-asian="12pt" fo:language="en" fo:country="CA" fo:hyphenate="false"/>
    </style:style>
    <style:style style:name="DefaultParagraphFont" style:display-name="Default Paragraph Font" style:family="text"/>
    <style:style style:name="Contents4" style:display-name="Contents 4" style:family="paragraph" style:parent-style-name="Normal" style:next-style-name="Normal">
      <style:paragraph-properties fo:margin-left="2in" fo:text-indent="-0.3in">
        <style:tab-stops/>
      </style:paragraph-properties>
      <style:text-properties fo:hyphenate="false"/>
    </style:style>
    <style:style style:name="Contents2" style:display-name="Contents 2" style:family="paragraph" style:parent-style-name="Normal" style:next-style-name="Normal">
      <style:paragraph-properties fo:margin-left="1in" fo:text-indent="-0.3in">
        <style:tab-stops/>
      </style:paragraph-properties>
      <style:text-properties fo:hyphenate="false"/>
    </style:style>
    <style:style style:name="Heading" style:display-name="Heading" style:family="paragraph" style:parent-style-name="Normal" style:next-style-name="Textbody">
      <style:paragraph-properties fo:keep-with-next="always" fo:margin-top="0.1666in" fo:margin-bottom="0.0833in"/>
      <style:text-properties style:font-name="Liberation Sans" fo:font-size="14pt" style:font-size-asian="14pt" fo:hyphenate="false"/>
    </style:style>
    <style:style style:name="Contents1" style:display-name="Contents 1" style:family="paragraph" style:parent-style-name="Normal" style:next-style-name="Normal">
      <style:paragraph-properties fo:margin-left="0.5in" fo:text-indent="-0.3in">
        <style:tab-stops/>
      </style:paragraph-properties>
      <style:text-properties fo:hyphenate="false"/>
    </style:style>
    <style:style style:name="Caption" style:display-name="Caption" style:family="paragraph" style:parent-style-name="Normal">
      <style:paragraph-properties fo:margin-top="0.0833in" fo:margin-bottom="0.0833in"/>
      <style:text-properties fo:font-style="italic" style:font-style-asian="italic" fo:hyphenate="false"/>
    </style:style>
    <style:style style:name="Contents3" style:display-name="Contents 3" style:family="paragraph" style:parent-style-name="Normal" style:next-style-name="Normal">
      <style:paragraph-properties fo:margin-left="1.5in" fo:text-indent="-0.3in">
        <style:tab-stops/>
      </style:paragraph-properties>
      <style:text-properties fo:hyphenate="false"/>
    </style:style>
    <style:style style:name="Textbody" style:display-name="Text body" style:family="paragraph" style:parent-style-name="Normal">
      <style:paragraph-properties fo:margin-bottom="0.0972in" fo:line-height="12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 Ly</meta:initial-creator>
    <dc:creator>Alex Ly</dc:creator>
    <meta:creation-date>2016-02-29T09:42:00Z</meta:creation-date>
    <dc:date>2016-02-29T15:30:00Z</dc:date>
    <meta:template xlink:href="Normal.dotm" xlink:type="simple"/>
    <meta:editing-cycles>4</meta:editing-cycles>
    <meta:editing-duration>PT300S</meta:editing-duration>
    <meta:document-statistic meta:page-count="1" meta:paragraph-count="1" meta:word-count="39" meta:character-count="265" meta:row-count="1" meta:non-whitespace-character-count="227"/>
  </office:meta>
</office:document-meta>
</file>